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4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8.84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8.20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eb9c"/>
      <style:text-properties fo:color="#9c6500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Gut" style:data-style-name="N0">
      <style:table-cell-properties fo:background-color="#c6efce"/>
      <style:text-properties fo:color="#006100"/>
    </style:style>
  </office:automatic-styles>
  <office:body>
    <office:spreadsheet>
      <table:calculation-settings table:case-sensitive="false" table:automatic-find-labels="false" table:use-regular-expressions="false"/>
      <table:table table:name="new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>
            <text:p>ATL-0.2.ecore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Message</text:p>
          </table:table-cell>
          <table:table-cell office:value-type="string">
            <text:p><text:s/>Elements</text:p>
          </table:table-cell>
          <table:table-cell office:value-type="string">
            <text:p><text:s/>Introduced in</text:p>
          </table:table-cell>
          <table:table-cell office:value-type="string">
            <text:p><text:s/>Resolved in</text:p>
          </table:table-cell>
          <table:table-cell office:value-type="string">
            <text:p><text:s/>Consistency Rule</text:p>
          </table:table-cell>
          <table:table-cell office:value-type="string">
            <text:p><text:s/>Repair Rules</text:p>
          </table:table-cell>
          <table:table-cell office:value-type="string">
            <text:p><text:s/>fixable</text:p>
          </table:table-cell>
          <table:table-cell office:value-type="string">
            <text:p><text:s/>fixed as observed</text:p>
          </table:table-cell>
          <table:table-cell office:value-type="string">
            <text:p>Observatio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Operation.return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module'</text:p>
          </table:table-cell>
          <table:table-cell table:style-name="ce2" office:value-type="string">
            <text:p><text:s/>OCL.OclModel, OCL.OclModel.module, OCL.OclModel.module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3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<text:s/>org.sidiff.ecore.testdata.history.atl-0.2\rules\EClassUniqueEStructuralFeatureName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OclContextDefinition.context_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Expressions.OclExpression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Expressions.VariableDeclaration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CollectionType.element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attribute'</text:p>
          </table:table-cell>
          <table:table-cell table:style-name="ce2" office:value-type="string">
            <text:p><text:s/>OCL.Types.OclType, OCL.Expressions.OclExpression.attribute, OCL.Types.OclType.attribute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2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operation'</text:p>
          </table:table-cell>
          <table:table-cell table:style-name="ce2" office:value-type="string">
            <text:p><text:s/>OCL.Types.OclType, OCL.Expressions.OclExpression.operation, OCL.Types.OclType.operation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2</text:p>
          </table:table-cell>
          <table:table-cell table:style-name="ce2"/>
          <table:table-cell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TupleTypeAttribute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MapType.value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MapType.key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string">
            <text:p><text:s/>The instance type name 'null' is not well formed</text:p>
          </table:table-cell>
          <table:table-cell table:style-name="ce3" office:value-type="string">
            <text:p><text:s/>void, ecore.EClassifier.instanceTypeName</text:p>
          </table:table-cell>
          <table:table-cell table:style-name="ce3" office:value-type="string">
            <text:p><text:s/>002 - ATL-0.2.ecore</text:p>
          </table:table-cell>
          <table:table-cell table:style-name="ce3" office:value-type="string">
            <text:p><text:s/>003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string">
            <text:p><text:s/>The instance type name 'null' is not well formed</text:p>
          </table:table-cell>
          <table:table-cell table:style-name="ce3" office:value-type="string">
            <text:p><text:s/>int, ecore.EClassifier.instanceTypeName</text:p>
          </table:table-cell>
          <table:table-cell table:style-name="ce3" office:value-type="string">
            <text:p><text:s/>002 - ATL-0.2.ecore</text:p>
          </table:table-cell>
          <table:table-cell table:style-name="ce3" office:value-type="string">
            <text:p><text:s/>003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PrimitiveType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PrimitiveType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ATL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ATL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Core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Core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ContainerReferenceMustHaveUpperBoundOfNot</text:p>
          </table:table-cell>
          <table:table-cell table:style-name="ce4" office:value-type="string">
            <text:p><text:s/>A container reference must have upper bound of 1 not -1</text:p>
          </table:table-cell>
          <table:table-cell table:style-name="ce4" office:value-type="string">
            <text:p><text:s/>OCL.OclModel.model, ecore.ETypedElement.upperBound</text:p>
          </table:table-cell>
          <table:table-cell table:style-name="ce4" office:value-type="string">
            <text:p><text:s/>003 - ATL-0.2.ecore</text:p>
          </table:table-cell>
          <table:table-cell table:style-name="ce4" office:value-type="string">
            <text:p><text:s/>004 - ATL-0.2.ecore-</text:p>
          </table:table-cell>
          <table:table-cell table:style-name="ce4" office:value-type="string">
            <text:p>AContainerReferenceMustHaveUpperBoundOfNot</text:p>
          </table:table-cell>
          <table:table-cell table:style-name="ce4" office:value-type="string">
            <text:p>org.sidiff.ecore.testdata.history.atl-0.2\rules\EReferenceSingleContainer\rules\001</text:p>
          </table:table-cell>
          <table:table-cell table:number-columns-repeated="2" table:style-name="ce4" office:value-type="string">
            <text:p>tru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Expression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Expression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Type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Type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definitions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oclExpression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tupleTypeAttribute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variableDeclaration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Operation.return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OclContextDefinition.context_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Expression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Expression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Expressions.OclExpression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Expressions.VariableDeclaration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Type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Type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CollectionType.element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attribute'</text:p>
          </table:table-cell>
          <table:table-cell table:style-name="ce2" office:value-type="string">
            <text:p><text:s/>OCL.Types.OclType, OCL.Expressions.OclExpression.attribute, OCL.Types.OclType.attribute, ecore.EClass.eAllStructuralFeatures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3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operation'</text:p>
          </table:table-cell>
          <table:table-cell table:style-name="ce2" office:value-type="string">
            <text:p><text:s/>OCL.Types.OclType, OCL.Expressions.OclExpression.operation, OCL.Types.OclType.operation, ecore.EClass.eAllStructuralFeatures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3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TupleTypeAttribute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MapType.value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MapType.key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ATL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ATL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Core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Core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PrimitiveType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PrimitiveType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- Overview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Count</text:p>
          </table:table-cell>
          <table:table-cell office:value-type="string">
            <text:p><text:s/>Location</text:p>
          </table:table-cell>
          <table:table-cell office:value-type="string">
            <text:p><text:s/>Resolved</text:p>
          </table:table-cell>
          <table:table-cell office:value-type="string">
            <text:p>fixed</text:p>
          </table:table-cell>
          <table:table-cell office:value-type="string">
            <text:p>fixed as observed</text:p>
          </table:table-cell>
          <table:table-cell office:value-type="string">
            <text:p>undos</text:p>
          </table:table-cell>
          <table:table-cell/>
          <table:table-cell office:value-type="string">
            <text:p>Rules</text:p>
          </table:table-cell>
          <table:table-cell table:number-columns-repeated="1015"/>
        </table:table-row>
        <table:table-row table:style-name="ro1">
          <table:table-cell office:value-type="string">
            <text:p>AContainmentReferenceOfATypeWithAContainerFeaturethatRequiresInstancesToBeContainedElsewhereCannotBePopulated</text:p>
          </table:table-cell>
          <table:table-cell office:value-type="float" office:value="19">
            <text:p>19</text:p>
          </table:table-cell>
          <table:table-cell office:value-type="string">
            <text:p>ATL-0.2.ecore</text:p>
          </table:table-cell>
          <table:table-cell office:value-type="float" office:value="16">
            <text:p>16</text:p>
          </table:table-cell>
          <table:table-cell table:number-columns-repeated="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ThereMayNotBeTwoFeaturesNamed</text:p>
          </table:table-cell>
          <table:table-cell office:value-type="float" office:value="5">
            <text:p>5</text:p>
          </table:table-cell>
          <table:table-cell office:value-type="string">
            <text:p>ATL-0.2.ecore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ContainerReferenceMustHaveUpperBoundOfNot</text:p>
          </table:table-cell>
          <table:table-cell office:value-type="float" office:value="5">
            <text:p>5</text:p>
          </table:table-cell>
          <table:table-cell office:value-type="string">
            <text:p>ATL-0.2.ecore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order-bottom="0.039cm double #5b9bd5" style:border-line-width-bottom="0.002cm 0.035cm 0.002cm" fo:border-left="none" fo:border-right="none" fo:border-top="0.002cm solid #5b9bd5"/>
      <style:text-properties fo:font-weight="bold" style:font-weight-asian="bold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debf7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9e1f2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dd7ee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4c6e7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9bc2e6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f4b08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9c9c9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ffd966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8ea9db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a9d08e"/>
      <style:text-properties fo:color="#ffffff"/>
    </style:style>
    <style:style style:name="Akzent1" style:family="table-cell" style:parent-style-name="Default" style:data-style-name="N0">
      <style:table-cell-properties fo:background-color="#5b9bd5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4472c4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02cm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0.088cm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88cm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71cm solid #9bc2e6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21.08.2017</text:date>, <text:time>20:0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topher Pietsch</meta:initial-creator>
    <dc:creator>Christopher Pietsch</dc:creator>
    <meta:creation-date>2017-08-17T20:00:49Z</meta:creation-date>
    <dc:date>2017-08-21T20:01:28.43</dc:date>
    <meta:editing-duration>PT8H52M18S</meta:editing-duration>
    <meta:editing-cycles>1</meta:editing-cycles>
    <meta:document-statistic meta:table-count="1" meta:cell-count="486" meta:object-count="0"/>
  </office:meta>
</office:document-meta>
</file>